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Wingdings-Regular" svg:font-family="Wingdings-Regular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c0"/>
    </style:style>
    <style:style style:name="T6" style:family="text">
      <style:text-properties fo:color="#0000c0" style:text-underline-style="solid" style:text-underline-width="auto" style:text-underline-color="font-color"/>
    </style:style>
    <style:style style:name="T7" style:family="text">
      <style:text-properties fo:color="#0000c0" fo:font-style="italic" style:font-style-asian="italic" style:font-style-complex="italic"/>
    </style:style>
    <style:style style:name="T8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00c0" fo:font-weight="bold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color="#000080" style:text-underline-style="solid" style:text-underline-width="auto" style:text-underline-color="font-color"/>
    </style:style>
    <style:style style:name="T12" style:family="text">
      <style:text-properties fo:color="#2a00ff"/>
    </style:style>
    <style:style style:name="T13" style:family="text">
      <style:text-properties fo:color="#3f7f5f" style:font-name="Consolas" style:font-name-asian="Consolas" style:font-name-complex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OBJECTIFS</text:p>
      <text:p text:style-name="Standard">→ Manipuler un objet, ses différents membres en prenant en charge leur encapsulation ;</text:p>
      <text:p text:style-name="Standard">→ Définir et utiliser de nouvelles classes dérivées d’une classe existante ; </text:p>
      <text:p text:style-name="Standard">→ Comprendre l’utilisation de techniques POO : agrégation, classes abstraites, ...</text:p>
      <text:p text:style-name="Standard"/>
      <text:p text:style-name="Standard"/>
      <text:p text:style-name="Standard">Correction des éventuelles erreurs :</text:p>
      <text:p text:style-name="Standard"/>
      <text:p text:style-name="P1"><text:span text:style-name="T1">sorties = </text:span><text:span text:style-name="T4">new</text:span><text:span text:style-name="T1"> Fil[</text:span><text:span text:style-name="T2">nb</text:span><text:span text:style-name="T1"> </text:span><text:span text:style-name="T2">S</text:span><text:span text:style-name="T1">]; → <text:s/>Multiple marker</text:span></text:p>
      <text:p text:style-name="P1"><text:span text:style-name="T1">correction : </text:span><text:span text:style-name="T5">sorties</text:span><text:span text:style-name="T1"> = </text:span><text:span text:style-name="T4">new</text:span><text:span text:style-name="T1"> Fil[nbS];</text:span></text:p>
      <text:p text:style-name="P2"/>
      <text:p text:style-name="P2"/>
      <text:p text:style-name="P1"><text:span text:style-name="T4">return</text:span><text:span text:style-name="T1"> </text:span><text:span text:style-name="T6">sorties</text:span><text:span text:style-name="T2">[s]</text:span><text:span text:style-name="T1">; → type mysmatch</text:span></text:p>
      <text:p text:style-name="P1"><text:span text:style-name="T1">correction : </text:span><text:span text:style-name="T4">return</text:span><text:span text:style-name="T1"> s;</text:span></text:p>
      <text:p text:style-name="P2"/>
      <text:p text:style-name="P2"/>
      <text:p text:style-name="P1"><text:span text:style-name="T4">public</text:span><text:span text:style-name="T1"> getValeur(){ → return type is missing</text:span></text:p>
      <text:p text:style-name="P1"><text:span text:style-name="T3">correction : </text:span><text:span text:style-name="T4">public</text:span><text:span text:style-name="T1"> </text:span><text:span text:style-name="T4">int</text:span><text:span text:style-name="T1"> getValeur(){</text:span></text:p>
      <text:p text:style-name="P2"/>
      <text:p text:style-name="P2"/>
      <text:p text:style-name="P1"><text:span text:style-name="T4">if</text:span><text:span text:style-name="T1">(</text:span><text:span text:style-name="T5">entrees</text:span><text:span text:style-name="T1">[0].</text:span><text:span text:style-name="T2">getValeur</text:span><text:span text:style-name="T1">() == Fil.</text:span><text:span text:style-name="T7">ZERO</text:span><text:span text:style-name="T1"> || </text:span><text:span text:style-name="T5">entrees</text:span><text:span text:style-name="T1">[1].</text:span><text:span text:style-name="T2">getValeur</text:span><text:span text:style-name="T1">() == </text:span><text:span text:style-name="T2">ZERO</text:span><text:span text:style-name="T1">){ → connot be resolved to a variable</text:span></text:p>
      <text:p text:style-name="P1"><text:span text:style-name="T3">correction : </text:span><text:span text:style-name="T4">if</text:span><text:span text:style-name="T3">(</text:span><text:span text:style-name="T9">entrees</text:span><text:span text:style-name="T3">[0].getValeur() == Fil.</text:span><text:span text:style-name="T8">ZERO</text:span><text:span text:style-name="T3"> || </text:span><text:span text:style-name="T9">entrees</text:span><text:span text:style-name="T3">[1].getValeur() == Fil.</text:span><text:span text:style-name="T8">ZERO</text:span><text:span text:style-name="T3">){</text:span></text:p>
      <text:p text:style-name="P6"/>
      <text:p text:style-name="P6"/>
      <text:p text:style-name="P6">Autres erreurs persistantes :</text:p>
      <text:p text:style-name="P1"><text:span text:style-name="T1">test = </text:span><text:span text:style-name="T4">new</text:span><text:span text:style-name="T1"> TesteurComposant(</text:span><text:span text:style-name="T4">new</text:span><text:span text:style-name="T1"> </text:span><text:span text:style-name="T2">PorteNAND</text:span><text:span text:style-name="T1">(</text:span><text:span text:style-name="T4">new</text:span><text:span text:style-name="T1"> Fil(), </text:span><text:span text:style-name="T4">new</text:span><text:span text:style-name="T1"> Fil(), </text:span><text:span text:style-name="T4">new</text:span><text:span text:style-name="T1"> Fil()));</text:span></text:p>
      <text:p text:style-name="P2">test.tester();</text:p>
      <text:p text:style-name="P1"><text:span text:style-name="T1">test = </text:span><text:span text:style-name="T4">new</text:span><text:span text:style-name="T1"> TesteurComposant(</text:span><text:span text:style-name="T4">new</text:span><text:span text:style-name="T1"> </text:span><text:span text:style-name="T2">PorteXOR</text:span><text:span text:style-name="T1">(</text:span><text:span text:style-name="T4">new</text:span><text:span text:style-name="T1"> Fil(), </text:span><text:span text:style-name="T4">new</text:span><text:span text:style-name="T1"> Fil(), </text:span><text:span text:style-name="T4">new</text:span><text:span text:style-name="T1"> Fil()));</text:span></text:p>
      <text:p text:style-name="P2">test.tester();</text:p>
      <text:p text:style-name="P1"><text:span text:style-name="T1">test = </text:span><text:span text:style-name="T4">new</text:span><text:span text:style-name="T1"> TesteurComposant(</text:span><text:span text:style-name="T4">new</text:span><text:span text:style-name="T1"> </text:span><text:span text:style-name="T2">AddComp2bits</text:span><text:span text:style-name="T1">(</text:span><text:span text:style-name="T4">new</text:span><text:span text:style-name="T1"> Fil(), </text:span><text:span text:style-name="T4">new</text:span><text:span text:style-name="T1"> Fil(), </text:span><text:span text:style-name="T4">new</text:span><text:span text:style-name="T1"> Fil(), </text:span><text:span text:style-name="T4">new</text:span><text:span text:style-name="T1"> Fil(), </text:span><text:span text:style-name="T4">new</text:span><text:span text:style-name="T1"> Fil()));</text:span></text:p>
      <text:p text:style-name="P2">test.tester(); </text:p>
      <text:p text:style-name="P2"/>
      <text:p text:style-name="P2">il manque les classes correspondantes -&gt; mise en commentaire</text:p>
      <text:p text:style-name="P2"/>
      <text:p text:style-name="P2"/>
      <text:p text:style-name="P2"/>
      <text:p text:style-name="P2"/>
      <text:p text:style-name="P2">rajout du test de la porteET :</text:p>
      <text:p text:style-name="P1"><text:span text:style-name="T1">test = </text:span><text:span text:style-name="T4">new</text:span><text:span text:style-name="T1"> TesteurComposant(</text:span><text:span text:style-name="T4">new</text:span><text:span text:style-name="T1"> PorteET(</text:span><text:span text:style-name="T4">new</text:span><text:span text:style-name="T1"> Fil(), </text:span><text:span text:style-name="T4">new</text:span><text:span text:style-name="T1"> Fil(), </text:span><text:span text:style-name="T4">new</text:span><text:span text:style-name="T1"> Fil()));</text:span></text:p>
      <text:p text:style-name="P2">test.tester();</text:p>
      <text:p text:style-name="P2"/>
      <text:p text:style-name="P2"/>
      <text:p text:style-name="P2">Une erreur persiste :</text:p>
      <text:p text:style-name="P1"><text:span text:style-name="T10">Exception in thread "main" </text:span><text:span text:style-name="T11">java.lang.StringIndexOutOfBoundsException</text:span><text:span text:style-name="T10">: String index out of range: 1</text:span></text:p>
      <text:p text:style-name="P3"><text:tab/>at java.lang.String.charAt(Unknown Source)</text:p>
      <text:p text:style-name="P1"><text:span text:style-name="T10"><text:tab/>at TesteurComposant.tester(</text:span><text:span text:style-name="T11">TesteurComposant.java:18</text:span><text:span text:style-name="T10">)</text:span></text:p>
      <text:p text:style-name="P1"><text:span text:style-name="T10"><text:tab/>at TesteurComposant.main(</text:span><text:span text:style-name="T11">TesteurComposant.java:34</text:span><text:span text:style-name="T10">)</text:span></text:p>
      <text:p text:style-name="P2"/>
      <text:p text:style-name="P2"/>
      <text:p text:style-name="P2"/>
      <text:p text:style-name="P2"/>
      <text:p text:style-name="P4"><text:span text:style-name="T4">erreur : if</text:span><text:span text:style-name="T1">(by.charAt(by.length()-e) == </text:span><text:span text:style-name="T12">'0'</text:span><text:span text:style-name="T1">){</text:span></text:p>
      <text:p text:style-name="P1"><text:soft-page-break/><text:span text:style-name="T3">correction : </text:span><text:span text:style-name="T4">if</text:span><text:span text:style-name="T1">(by.charAt(by.length()-1-e) == </text:span><text:span text:style-name="T12">'0'</text:span><text:span text:style-name="T1">){</text:span></text:p>
      <text:p text:style-name="P2"/>
      <text:p text:style-name="P2">il faut effectuer un « -1 », car sans cela</text:p>
      <text:p text:style-name="P2"/>
      <text:p text:style-name="P2"/>
      <text:p text:style-name="P2"/>
      <text:p text:style-name="P2">Creation des Class PorteNON et PorteXOR.</text:p>
      <text:p text:style-name="P2"/>
      <text:p text:style-name="P2">PorteNON</text:p>
      <text:p text:style-name="P2">0|1</text:p>
      <text:p text:style-name="P2">1|0</text:p>
      <text:p text:style-name="P2">X|X</text:p>
      <text:p text:style-name="P2"/>
      <text:p text:style-name="P2">1 entrée et 1 sortie</text:p>
      <text:p text:style-name="P2"/>
      <text:p text:style-name="P2">PorteXOR</text:p>
      <text:p text:style-name="P2">00|1</text:p>
      <text:p text:style-name="P2">01|0</text:p>
      <text:p text:style-name="P2">10|0</text:p>
      <text:p text:style-name="P2">11|1</text:p>
      <text:p text:style-name="P2">X0|X</text:p>
      <text:p text:style-name="P2">X1|X</text:p>
      <text:p text:style-name="P2">0X|X</text:p>
      <text:p text:style-name="P2">1X|X</text:p>
      <text:p text:style-name="P2">XX|X</text:p>
      <text:p text:style-name="P2"/>
      <text:p text:style-name="P2">2 entrée et 1 sortie</text:p>
      <text:p text:style-name="P2"/>
      <text:p text:style-name="P2">Test ok cf code.</text:p>
      <text:p text:style-name="P2"/>
      <text:p text:style-name="P2"/>
      <text:p text:style-name="P2"/>
      <text:p text:style-name="P2"/>
      <text:p text:style-name="P2"/>
      <text:p text:style-name="P2">3,2,2 Classe Nommage.</text:p>
      <text:p text:style-name="P2">La méthode t String doit être modifiée dans chacune des classes PorteNON, PorteXOR, PorteET, PorteOU et la ligne <text:span text:style-name="T13">System.out.print(c.getFilEntree(e));</text:span> de la classe Testeur composant doit être supprimé car n'est plus nécéssaire.</text:p>
      <text:p text:style-name="P2"/>
      <text:p text:style-name="P2"/>
      <text:p text:style-name="P2"/>
      <text:p text:style-name="P2"/>
      <text:p text:style-name="P2">3,3 Classe CircuitComplexe</text:p>
      <text:p text:style-name="P2">la classe a besoin de rester abstraite car cette classe n'a pas besoin et ne doit pas être instanciée. Seul ces filles auront la possibilité d'être instanciées.</text:p>
      <text:p text:style-name="P2"/>
      <text:p text:style-name="P2"/>
      <text:p text:style-name="P2">3,3,2 Bascule RS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Wingdings-Regular" svg:font-family="Wingdings-Regular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Arial Unicode MS" style:font-size-asian="10pt" style:font-weight-asian="bold" style:font-name-complex="Mangal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RACZKA Romain</text:p>
        <text:p text:style-name="Header">Licence SEICOM</text:p>
        <text:p text:style-name="Header"/>
        <text:p text:style-name="Header"><text:tab/>Tp2 - Programmation POO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épt GEII</meta:initial-creator>
    <meta:creation-date>2012-11-22T08:24:23.17</meta:creation-date>
    <dc:date>2012-11-26T09:23:13.85</dc:date>
    <meta:editing-duration>PT15H2M8S</meta:editing-duration>
    <meta:editing-cycles>5</meta:editing-cycles>
    <meta:generator>LibreOffice/3.5$Windows_x86 LibreOffice_project/165a79a-7059095-e13bb37-fef39a4-9503d18</meta:generator>
    <meta:document-statistic meta:table-count="0" meta:image-count="0" meta:object-count="0" meta:page-count="2" meta:paragraph-count="59" meta:word-count="321" meta:character-count="2270" meta:non-whitespace-character-count="1999"/>
  </office:meta>
</office:document-meta>
</file>